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underline-style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style:text-underline-style="none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4" style:family="table-cell" style:parent-style-name="Default">
      <style:table-cell-properties fo:border="0.06pt solid #000000"/>
      <style:text-properties style:text-underline-style="none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8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13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 office:value-type="string">
            <text:p>35 minutos.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13" office:value-type="string">
            <text:p>60 minutos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ompletar tarea de Integración Continua</text:p>
          </table:table-cell>
          <table:table-cell table:style-name="ce9" office:value-type="date" office:date-value="2013-05-22">
            <text:p>22/05/13</text:p>
          </table:table-cell>
          <table:table-cell office:value-type="string">
            <text:p>45 minutos.</text:p>
          </table:table-cell>
          <table:table-cell office:value-type="string">
            <text:p>40 minutos.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Implementación de view y controller de story #2. <text:span text:style-name="T1">RENE</text:span></text:p>
          </table:table-cell>
          <table:table-cell office:value-type="date" office:date-value="2013-06-02">
            <text:p>02/06/13</text:p>
          </table:table-cell>
          <table:table-cell office:value-type="string">
            <text:p>6 horas.</text:p>
          </table:table-cell>
          <table:table-cell office:value-type="string">
            <text:p>12 horas.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Preparación de demo para presentar en Review. <text:span text:style-name="T1">RENE</text:span></text:p>
          </table:table-cell>
          <table:table-cell office:value-type="date" office:date-value="2013-06-03">
            <text:p>03/06/13</text:p>
          </table:table-cell>
          <table:table-cell office:value-type="string">
            <text:p>1 hora.</text:p>
          </table:table-cell>
          <table:table-cell office:value-type="string">
            <text:p>30 minutos.</text:p>
          </table:table-cell>
        </table:table-row>
        <table:table-row table:style-name="ro5">
          <table:table-cell/>
          <table:table-cell office:value-type="string">
            <text:p>Completar Stories #3 y #4. <text:span text:style-name="T1">RENE</text:span></text:p>
          </table:table-cell>
          <table:table-cell office:value-type="date" office:date-value="2013-06-06">
            <text:p>06/06/13</text:p>
          </table:table-cell>
          <table:table-cell office:value-type="string">
            <text:p>6 horas.</text:p>
          </table:table-cell>
          <table:table-cell office:value-type="string">
            <text:p>3:30 horas.</text:p>
          </table:table-cell>
        </table:table-row>
        <table:table-row table:style-name="ro5">
          <table:table-cell/>
          <table:table-cell table:style-name="ce5" office:value-type="string">
            <text:p>Completar Story #5. <text:span text:style-name="T1">RENE</text:span> </text:p>
          </table:table-cell>
          <table:table-cell office:value-type="date" office:date-value="2013-06-08">
            <text:p>08/06/13</text:p>
          </table:table-cell>
          <table:table-cell table:style-name="ce12" office:value-type="string">
            <text:p>6 horas.</text:p>
          </table:table-cell>
          <table:table-cell table:style-name="ce13" office:value-type="string">
            <text:p>4 horas.</text:p>
          </table:table-cell>
        </table:table-row>
        <table:table-row table:style-name="ro5">
          <table:table-cell table:style-name="ce3"/>
          <table:table-cell table:style-name="ce6" office:value-type="string">
            <text:p>Completar Stories #5, #6 <text:s/>y #7. <text:span text:style-name="T1">RENE</text:span></text:p>
          </table:table-cell>
          <table:table-cell table:style-name="ce10" office:value-type="date" office:date-value="2013-06-16">
            <text:p>16/06/13</text:p>
          </table:table-cell>
          <table:table-cell table:style-name="ce13" office:value-type="string">
            <text:p>15 horas.</text:p>
          </table:table-cell>
          <table:table-cell table:style-name="ce16" office:value-type="string">
            <text:p>17 horas.</text:p>
          </table:table-cell>
        </table:table-row>
        <table:table-row table:style-name="ro4">
          <table:table-cell table:style-name="ce3"/>
          <table:table-cell table:style-name="ce6" office:value-type="string">
            <text:p>Lectura del artículo: Construyendo con calidad día tras día</text:p>
          </table:table-cell>
          <table:table-cell table:style-name="ce10" office:value-type="date" office:date-value="2013-06-17">
            <text:p>17/06/13</text:p>
          </table:table-cell>
          <table:table-cell table:style-name="ce13" office:value-type="string">
            <text:p>30 minutos.</text:p>
          </table:table-cell>
          <table:table-cell table:style-name="ce13"/>
        </table:table-row>
        <table:table-row table:style-name="ro4" table:number-rows-repeated="6">
          <table:table-cell table:style-name="ce3"/>
          <table:table-cell table:style-name="ce6"/>
          <table:table-cell table:style-name="ce11"/>
          <table:table-cell table:style-name="ce14" table:number-columns-repeated="2"/>
        </table:table-row>
        <table:table-row table:style-name="ro4">
          <table:table-cell table:style-name="Default"/>
          <table:table-cell table:style-name="ce7"/>
          <table:table-cell table:style-name="Default"/>
          <table:table-cell table:style-name="ce15" table:number-columns-repeated="2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6-17T12:15:28</dc:date>
    <dc:creator>Erica </dc:creator>
    <meta:editing-duration>PT2H45M38S</meta:editing-duration>
    <meta:editing-cycles>29</meta:editing-cycles>
    <meta:generator>LibreOffice/3.5$Linux_x86 LibreOffice_project/350m1$Build-2</meta:generator>
    <meta:document-statistic meta:table-count="3" meta:cell-count="85" meta:object-count="0"/>
  </office:meta>
</office:document-meta>
</file>